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draw:marker-start-width="0.2cm" draw:marker-end-width="0.2cm" draw:fill="solid" draw:fill-color="#cccccc" draw:textarea-horizontal-align="center" draw:textarea-vertical-align="middle" fo:padding-top="0cm" fo:padding-bottom="0cm" fo:padding-left="0cm" fo:padding-right="0cm"/>
    </style:style>
    <style:style style:name="gr2" style:family="graphic" style:parent-style-name="standard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3" style:family="graphic" style:parent-style-name="measure">
      <style:graphic-properties svg:stroke-width="0.1cm" draw:marker-start-width="0.35cm" draw:marker-end-width="0.35cm" draw:textarea-horizontal-align="center" draw:textarea-vertical-align="middle" draw:show-unit="true"/>
    </style:style>
    <style:style style:name="gr4" style:family="graphic" style:parent-style-name="objectwithoutfill">
      <style:graphic-properties svg:stroke-width="0.3cm" draw:marker-start-width="0.65cm" draw:marker-end-width="0.65cm" draw:fill="none" draw:textarea-horizontal-align="center" draw:textarea-vertical-align="middle" fo:padding-top="0.15cm" fo:padding-bottom="0.15cm" fo:padding-left="0.15cm" fo:padding-right="0.1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family="'Trebuchet MS'" style:font-family-generic="swiss" style:font-pitch="variable" fo:font-size="10pt"/>
    </style:style>
    <style:style style:name="T1" style:family="text">
      <style:text-properties fo:font-family="'Trebuchet MS'" style:font-family-generic="swiss" style:font-pitch="variable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9.799cm" svg:height="4.138cm" svg:x="0.753cm" svg:y="1.205cm" svg:viewBox="0 0 9800 4139" draw:points="0,4139 2413,0 4900,1139 7351,1139 9800,4139">
          <text:p/>
        </draw:polygon>
        <draw:line draw:style-name="gr2" draw:text-style-name="P1" draw:layer="layout" svg:x1="0cm" svg:y1="5.344cm" svg:x2="11.166cm" svg:y2="5.344cm">
          <text:p/>
        </draw:line>
        <draw:g>
          <draw:line draw:style-name="gr2" draw:text-style-name="P1" draw:layer="layout" svg:x1="0.753cm" svg:y1="5.344cm" svg:x2="0.753cm" svg:y2="0cm">
            <text:p/>
          </draw:line>
          <draw:line draw:style-name="gr2" draw:text-style-name="P1" draw:layer="layout" svg:x1="3.204cm" svg:y1="5.344cm" svg:x2="3.204cm" svg:y2="0cm">
            <text:p/>
          </draw:line>
          <draw:line draw:style-name="gr2" draw:text-style-name="P1" draw:layer="layout" svg:x1="5.653cm" svg:y1="5.344cm" svg:x2="5.653cm" svg:y2="0cm">
            <text:p/>
          </draw:line>
          <draw:line draw:style-name="gr2" draw:text-style-name="P1" draw:layer="layout" svg:x1="8.104cm" svg:y1="5.344cm" svg:x2="8.104cm" svg:y2="0cm">
            <text:p/>
          </draw:line>
          <draw:line draw:style-name="gr2" draw:text-style-name="P1" draw:layer="layout" svg:x1="10.553cm" svg:y1="5.344cm" svg:x2="10.553cm" svg:y2="0cm">
            <text:p/>
          </draw:line>
        </draw:g>
        <draw:g>
          <draw:measure draw:style-name="gr3" draw:text-style-name="P2" draw:layer="layout" svg:x1="0.753cm" svg:y1="1.305cm" svg:x2="3.204cm" svg:y2="1.305cm">
            <text:p text:style-name="P2"><text:span text:style-name="T1">Attack</text:span></text:p>
          </draw:measure>
          <draw:measure draw:style-name="gr3" draw:text-style-name="P2" draw:layer="layout" svg:x1="3.204cm" svg:y1="1.305cm" svg:x2="5.653cm" svg:y2="1.305cm">
            <text:p text:style-name="P2"><text:span text:style-name="T1"><text:measure text:kind="gap"/></text:span><text:span text:style-name="T1">Decay</text:span></text:p>
          </draw:measure>
          <draw:measure draw:style-name="gr3" draw:text-style-name="P2" draw:layer="layout" svg:x1="8.104cm" svg:y1="1.305cm" svg:x2="10.553cm" svg:y2="1.305cm">
            <text:p text:style-name="P2"><text:span text:style-name="T1"><text:measure text:kind="gap"/></text:span><text:span text:style-name="T1">Release</text:span></text:p>
          </draw:measure>
          <draw:measure draw:style-name="gr3" draw:text-style-name="P2" draw:layer="layout" svg:x1="8.104cm" svg:y1="5.344cm" svg:x2="8.104cm" svg:y2="2.344cm">
            <text:p text:style-name="P2"><text:span text:style-name="T1"><text:measure text:kind="gap"/></text:span><text:span text:style-name="T1">Sustain</text:span></text:p>
          </draw:measure>
        </draw:g>
        <draw:polyline draw:style-name="gr4" draw:text-style-name="P1" draw:layer="layout" svg:width="9.799cm" svg:height="4.138cm" svg:x="0.753cm" svg:y="1.205cm" svg:viewBox="0 0 9800 4139" draw:points="0,4139 2413,0 4900,1139 7351,1139 9800,4139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0cm" fo:page-height="6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